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-dash="Fine_20_Dashed" draw:fill="solid" draw:fill-color="#729fcf" draw:textarea-horizontal-align="justify" draw:textarea-vertical-align="middle" draw:auto-grow-height="false" fo:min-height="0.85cm" fo:min-width="3.9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05cm" fo:min-width="3.8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.85cm" fo:min-width="3.8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12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6.6cm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7.2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4.022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3.7cm"/>
    </style:style>
    <style:style style:name="gr10" style:family="graphic" style:parent-style-name="objectwithoutfill">
      <style:graphic-properties svg:stroke-color="#00ff00"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12" style:family="graphic" style:parent-style-name="objectwithoutfill">
      <style:graphic-properties svg:stroke-color="#00ff00" draw:marker-start="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4.1cm"/>
    </style:style>
    <style:style style:name="gr15" style:family="graphic" style:parent-style-name="standard">
      <style:graphic-properties draw:marker-start="Arrowheads_20_1" draw:textarea-horizontal-align="justify" draw:textarea-vertical-align="middle" draw:auto-grow-height="false" fo:min-height="0.55cm" fo:min-width="4.102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17" style:family="graphic" style:parent-style-name="objectwithoutfill">
      <style:graphic-properties svg:stroke-color="#0000ff"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5cm" fo:min-width="4.5cm"/>
    </style:style>
    <style:style style:name="gr19" style:family="graphic" style:parent-style-name="standard">
      <style:graphic-properties draw:textarea-horizontal-align="justify" draw:textarea-vertical-align="middle" draw:auto-grow-height="false" fo:min-height="0.55cm" fo:min-width="3.9cm"/>
    </style:style>
    <style:style style:name="gr20" style:family="graphic" style:parent-style-name="standard">
      <style:graphic-properties draw:marker-start="Arrowheads_20_1" draw:textarea-horizontal-align="justify" draw:textarea-vertical-align="middle" draw:auto-grow-height="false" fo:min-height="0.55cm" fo:min-width="4.1cm"/>
    </style:style>
    <style:style style:name="gr21" style:family="graphic" style:parent-style-name="standard">
      <style:graphic-properties draw:stroke="none" svg:stroke-color="#000000" draw:marker-start="" draw:fill="none" draw:fill-color="#ffffff" fo:min-height="1.19cm"/>
    </style:style>
    <style:style style:name="gr22" style:family="graphic" style:parent-style-name="standard">
      <style:graphic-properties svg:stroke-color="#000000" draw:marker-start="" draw:fill="solid" draw:fill-color="#ffffff" draw:textarea-horizontal-align="justify" draw:textarea-vertical-align="middle" draw:auto-grow-height="false" fo:min-height="4.65cm" fo:min-width="8.6cm"/>
    </style:style>
    <style:style style:name="gr23" style:family="graphic" style:parent-style-name="standard">
      <style:graphic-properties draw:stroke="none" svg:stroke-color="#000000" draw:marker-start="" draw:fill="none" draw:fill-color="#ffffff" fo:min-height="0.712cm"/>
    </style:style>
    <style:style style:name="gr24" style:family="graphic" style:parent-style-name="objectwithoutfill">
      <style:graphic-properties svg:stroke-color="#0000ff" draw:marker-start="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79cm" fo:min-width="5.256cm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957cm" fo:min-width="6.517cm"/>
    </style:style>
    <style:style style:name="gr2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79cm" fo:min-width="5.903cm"/>
    </style:style>
    <style:style style:name="gr28" style:family="graphic" style:parent-style-name="objectwithoutfill">
      <style:graphic-properties svg:stroke-color="#0000ff" draw:marker-start="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65cm" fo:min-width="2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style:text-underline-style="none" fo:font-weight="bold" style:font-weight-asian="bold" style:font-weight-complex="bold"/>
    </style:style>
    <style:style style:name="P4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5" style:family="paragraph">
      <style:text-properties fo:color="#000000" style:text-underline-style="none" fo:font-weight="bold" style:font-weight-asian="bold" style:font-weight-complex="bold"/>
    </style:style>
    <style:style style:name="P6" style:family="paragraph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/>
    </style:style>
    <style:style style:name="T6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cm" svg:height="1.1cm" svg:x="3.4cm" svg:y="4.8cm">
          <text:p text:style-name="P1">Display Tim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3cm" svg:height="1.3cm" svg:x="3.4cm" svg:y="9.1cm">
          <text:p text:style-name="P1">Display Alar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4.3cm" svg:height="1.1cm" svg:x="3.4cm" svg:y="14.7cm">
          <text:p text:style-name="P1">Count Dow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12.5cm" svg:height="1.5cm" svg:x="2.5cm" svg:y="17.9cm">
          <text:p text:style-name="P1">Demo Mode<text:line-break/><text:span text:style-name="T1">Will cycle Red, Green, Blue &amp; White, then show each display for 12 secon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3.4cm" svg:y1="5.35cm" svg:x2="5.55cm" svg:y2="9.1cm" draw:start-shape="id1" draw:start-glue-point="5" draw:end-shape="id2" draw:end-glue-point="4" svg:d="M3400 5350h-501v2151h2651v1599" svg:viewBox="0 0 2652 3751">
          <text:p/>
        </draw:connector>
        <draw:connector draw:style-name="gr5" draw:text-style-name="P1" draw:layer="layout" svg:x1="3.4cm" svg:y1="9.75cm" svg:x2="5.55cm" svg:y2="14.7cm" draw:start-shape="id2" draw:start-glue-point="5" draw:end-shape="id3" draw:end-glue-point="4" svg:d="M3400 9750h-501v2801h2651v2149" svg:viewBox="0 0 2652 4951">
          <text:p/>
        </draw:connector>
        <draw:connector draw:style-name="gr5" draw:text-style-name="P1" draw:layer="layout" draw:line-skew="0cm 0.449cm" svg:x1="3.4cm" svg:y1="15.25cm" svg:x2="8.75cm" svg:y2="17.9cm" draw:start-shape="id3" draw:start-glue-point="5" draw:end-shape="id4" draw:end-glue-point="4" svg:d="M3400 15250h-501v2050h5851v600" svg:viewBox="0 0 5852 2651">
          <text:p/>
        </draw:connector>
        <draw:connector draw:style-name="gr5" draw:text-style-name="P1" draw:layer="layout" draw:line-skew="-0.199cm -1.399cm" svg:x1="2.5cm" svg:y1="18.65cm" svg:x2="5.6cm" svg:y2="4.8cm" draw:start-shape="id4" draw:start-glue-point="5" draw:end-shape="id1" draw:end-glue-point="4" svg:d="M2500 18650h-700v-15750h3800v1900" svg:viewBox="0 0 3801 15751">
          <text:p/>
        </draw:connector>
        <draw:custom-shape draw:style-name="gr6" draw:text-style-name="P2" xml:id="id17" draw:id="id17" draw:layer="layout" svg:width="7.1cm" svg:height="0.8cm" svg:x="11.8cm" svg:y="3.3cm">
          <text:p text:style-name="P1"><text:span text:style-name="T2">Change Display Mode +/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xml:id="id18" draw:id="id18" draw:layer="layout" svg:width="7.7cm" svg:height="1.9cm" svg:x="11.7cm" svg:y="8.8cm">
          <text:p text:style-name="P1"><text:span text:style-name="T2">Change Alarm Mode +/-</text:span></text:p>
          <text:p text:style-name="P1"><text:span text:style-name="T1">Blue hand indicates the mode. 0 is OFF</text:span></text:p>
          <text:p text:style-name="P1"><text:span text:style-name="T1">Red hour marks indicate alarm is OFF</text:span></text:p>
          <text:p text:style-name="P1"><text:span text:style-name="T1">Green hour marks indicate alarm is 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19" draw:id="id19" draw:layer="layout" svg:width="4.522cm" svg:height="1.5cm" svg:x="8.9cm" svg:y="14.5cm">
          <text:p text:style-name="P1"><text:span text:style-name="T2">Change Minute +/-</text:span></text:p>
          <text:p text:style-name="P1"><text:span text:style-name="T1">Set to 0 to unset timer</text:span></text:p>
          <text:p text:style-name="P1"><text:span text:style-name="T1">60 minute maxim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-0.251cm" svg:x1="16.55cm" svg:y1="14.8cm" svg:x2="5.591cm" svg:y2="13.803cm" draw:start-shape="id5" draw:start-glue-point="4" svg:d="M16550 14800v-1000h-10959v3" svg:viewBox="0 0 10960 1001">
          <text:p/>
        </draw:connector>
        <draw:custom-shape draw:style-name="gr9" draw:text-style-name="P2" xml:id="id6" draw:id="id6" draw:layer="layout" svg:width="4.2cm" svg:height="0.9cm" svg:x="12.4cm" svg:y="16.4cm">
          <text:p text:style-name="P1"><text:span text:style-name="T2">Reset 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5.55cm" svg:y1="15.8cm" svg:x2="12.4cm" svg:y2="16.85cm" draw:start-shape="id3" draw:start-glue-point="6" draw:end-shape="id6" draw:end-glue-point="5" svg:d="M5550 15800v1050h6850" svg:viewBox="0 0 6851 1051">
          <text:p/>
        </draw:connector>
        <draw:custom-shape draw:style-name="gr11" draw:text-style-name="P2" xml:id="id7" draw:id="id7" draw:layer="layout" svg:width="3.8cm" svg:height="1.2cm" svg:x="11.8cm" svg:y="4.7cm">
          <text:p text:style-name="P1"><text:span text:style-name="T2">Set Flashing</text:span></text:p>
          <text:p text:style-name="P1"><text:span text:style-name="T2">Hou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line-skew="0cm 0.4cm" svg:x1="5.6cm" svg:y1="5.9cm" svg:x2="11.8cm" svg:y2="5.3cm" draw:start-shape="id1" draw:start-glue-point="6" draw:end-shape="id7" draw:end-glue-point="5" svg:d="M5600 5900v502h4601v-1102h1599" svg:viewBox="0 0 6201 1103">
          <text:p/>
        </draw:connector>
        <draw:custom-shape draw:style-name="gr11" draw:text-style-name="P2" xml:id="id8" draw:id="id8" draw:layer="layout" svg:width="3.8cm" svg:height="1.2cm" svg:x="17.198cm" svg:y="4.7cm">
          <text:p text:style-name="P1"><text:span text:style-name="T2">Set Flashing</text:span></text:p>
          <text:p text:style-name="P1"><text:span text:style-name="T2">Min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15.6cm" svg:y1="5.3cm" svg:x2="17.198cm" svg:y2="5.3cm" draw:start-shape="id7" draw:start-glue-point="7" draw:end-shape="id8" draw:end-glue-point="5" svg:d="M15600 5300h1598" svg:viewBox="0 0 1599 1">
          <text:p/>
        </draw:connector>
        <draw:custom-shape draw:style-name="gr11" draw:text-style-name="P2" xml:id="id9" draw:id="id9" draw:layer="layout" svg:width="3.8cm" svg:height="1.2cm" svg:x="22.498cm" svg:y="4.7cm">
          <text:p text:style-name="P1"><text:span text:style-name="T2">Set Flashing</text:span></text:p>
          <text:p text:style-name="P1"><text:span text:style-name="T2">Seco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20.998cm" svg:y1="5.3cm" svg:x2="22.498cm" svg:y2="5.3cm" draw:start-shape="id8" draw:start-glue-point="7" draw:end-shape="id9" draw:end-glue-point="5" svg:d="M20998 5300h1500" svg:viewBox="0 0 1501 1">
          <text:p/>
        </draw:connector>
        <draw:custom-shape draw:style-name="gr14" draw:text-style-name="P2" xml:id="id10" draw:id="id10" draw:layer="layout" svg:width="4.6cm" svg:height="0.8cm" svg:x="11.4cm" svg:y="7cm">
          <text:p text:style-name="P1"><text:span text:style-name="T2">Change Hour +/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xml:id="id11" draw:id="id11" draw:layer="layout" svg:width="4.602cm" svg:height="0.8cm" svg:x="16.798cm" svg:y="7cm">
          <text:p text:style-name="P1"><text:span text:style-name="T2">Change Minute +/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xml:id="id12" draw:id="id12" draw:layer="layout" svg:width="4.8cm" svg:height="0.8cm" svg:x="22cm" svg:y="7cm">
          <text:p text:style-name="P1"><text:span text:style-name="T2">Change Second +/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13.7cm" svg:y1="7cm" svg:x2="13.7cm" svg:y2="5.9cm" draw:start-shape="id10" draw:start-glue-point="4" draw:end-shape="id7" draw:end-glue-point="6" svg:d="M13700 7000v-1100" svg:viewBox="0 0 1 1101">
          <text:p/>
        </draw:connector>
        <draw:connector draw:style-name="gr17" draw:text-style-name="P1" draw:layer="layout" svg:x1="19.099cm" svg:y1="7cm" svg:x2="19.098cm" svg:y2="5.9cm" draw:start-shape="id11" draw:start-glue-point="4" draw:end-shape="id8" draw:end-glue-point="6" svg:d="M19099 7000v-549h-1v-551" svg:viewBox="0 0 2 1101">
          <text:p/>
        </draw:connector>
        <draw:connector draw:style-name="gr17" draw:text-style-name="P1" draw:layer="layout" svg:x1="24.4cm" svg:y1="7cm" svg:x2="24.398cm" svg:y2="5.9cm" draw:start-shape="id12" draw:start-glue-point="4" draw:end-shape="id9" draw:end-glue-point="6" svg:d="M24400 7000v-549h-2v-551" svg:viewBox="0 0 3 1101">
          <text:p/>
        </draw:connector>
        <draw:connector draw:style-name="gr13" draw:text-style-name="P1" draw:layer="layout" draw:line-skew="0.3cm -1.299cm" svg:x1="26.298cm" svg:y1="5.3cm" svg:x2="5.6cm" svg:y2="4.8cm" draw:start-shape="id9" draw:start-glue-point="7" draw:end-shape="id1" draw:end-glue-point="4" svg:d="M26298 5300h802v-2400h-21500v1900" svg:viewBox="0 0 21501 2401">
          <text:p/>
        </draw:connector>
        <draw:custom-shape draw:style-name="gr16" draw:text-style-name="P2" xml:id="id13" draw:id="id13" draw:layer="layout" svg:width="4.8cm" svg:height="0.8cm" svg:x="8.4cm" svg:y="11.2cm">
          <text:p text:style-name="P1"><text:span text:style-name="T2">Set Flashing Hou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5.55cm" svg:y1="10.4cm" svg:x2="8.4cm" svg:y2="11.6cm" draw:start-shape="id2" draw:start-glue-point="6" draw:end-shape="id13" draw:end-glue-point="5" svg:d="M5550 10400v1200h2850" svg:viewBox="0 0 2851 1201">
          <text:p/>
        </draw:connector>
        <draw:custom-shape draw:style-name="gr18" draw:text-style-name="P2" xml:id="id14" draw:id="id14" draw:layer="layout" svg:width="5cm" svg:height="0.8cm" svg:x="16.7cm" svg:y="11.2cm">
          <text:p text:style-name="P1"><text:span text:style-name="T2">Set Flashing Min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13.2cm" svg:y1="11.6cm" svg:x2="16.7cm" svg:y2="11.6cm" draw:start-shape="id13" draw:start-glue-point="7" draw:end-shape="id14" draw:end-glue-point="5" svg:d="M13200 11600h3500" svg:viewBox="0 0 3501 1">
          <text:p/>
        </draw:connector>
        <draw:connector draw:style-name="gr13" draw:text-style-name="P1" draw:layer="layout" svg:x1="21.7cm" svg:y1="11.6cm" svg:x2="5.566cm" svg:y2="8.262cm" draw:start-shape="id14" draw:start-glue-point="7" svg:d="M21700 11600h502v-3338h-16636" svg:viewBox="0 0 16637 3339">
          <text:p/>
        </draw:connector>
        <draw:custom-shape draw:style-name="gr19" draw:text-style-name="P2" xml:id="id15" draw:id="id15" draw:layer="layout" svg:width="4.4cm" svg:height="0.8cm" svg:x="11.8cm" svg:y="12.5cm">
          <text:p text:style-name="P1"><text:span text:style-name="T2">Change Hour +/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6" draw:id="id16" draw:layer="layout" svg:width="4.6cm" svg:height="0.8cm" svg:x="20.1cm" svg:y="12.4cm">
          <text:p text:style-name="P1"><text:span text:style-name="T2">Change Minute +/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11.8cm" svg:y1="12.9cm" svg:x2="10.8cm" svg:y2="12cm" draw:start-shape="id15" draw:start-glue-point="5" draw:end-shape="id13" draw:end-glue-point="6" svg:d="M11800 12900h-1000v-900" svg:viewBox="0 0 1001 901">
          <text:p/>
        </draw:connector>
        <draw:connector draw:style-name="gr17" draw:text-style-name="P1" draw:layer="layout" svg:x1="20.1cm" svg:y1="12.8cm" svg:x2="19.2cm" svg:y2="12cm" draw:start-shape="id16" draw:start-glue-point="5" draw:end-shape="id14" draw:end-glue-point="6" svg:d="M20100 12800h-900v-800" svg:viewBox="0 0 901 801">
          <text:p/>
        </draw:connector>
        <draw:frame draw:style-name="gr21" draw:text-style-name="P3" draw:layer="layout" svg:width="18.7cm" svg:height="1.44cm" svg:x="5.8cm" svg:y="1.26cm">
          <draw:text-box>
            <text:p><text:span text:style-name="T3">Rise and Shine LED Clock – Menu Flow Diagram v0.2</text:span></text:p>
            <text:p><text:span text:style-name="T4">This document was created for the code “riseandshineclock.v0.28” with a rotary encoder</text:span></text:p>
          </draw:text-box>
        </draw:frame>
        <draw:custom-shape draw:style-name="gr22" draw:text-style-name="P4" draw:layer="layout" svg:width="9.1cm" svg:height="4.9cm" svg:x="18.7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5" draw:layer="layout" svg:width="6.5cm" svg:height="0.962cm" svg:x="18.9cm" svg:y="14.3cm">
          <draw:text-box>
            <text:p><text:span text:style-name="T5">Legend:</text:span></text:p>
          </draw:text-box>
        </draw:frame>
        <draw:line draw:style-name="gr13" draw:text-style-name="P4" draw:layer="layout" svg:x1="19.2cm" svg:y1="15.6cm" svg:x2="20.9cm" svg:y2="15.6cm">
          <text:p/>
        </draw:line>
        <draw:line draw:style-name="gr12" draw:text-style-name="P4" draw:layer="layout" svg:x1="19.2cm" svg:y1="16.7cm" svg:x2="20.9cm" svg:y2="16.7cm">
          <text:p/>
        </draw:line>
        <draw:line draw:style-name="gr24" draw:text-style-name="P4" draw:layer="layout" svg:x1="19.2cm" svg:y1="18cm" svg:x2="20.9cm" svg:y2="18cm">
          <text:p/>
        </draw:line>
        <draw:frame draw:style-name="gr25" draw:text-style-name="P6" draw:layer="layout" svg:width="5.756cm" svg:height="0.729cm" svg:x="21.1cm" svg:y="15.2cm">
          <draw:text-box>
            <text:p><text:span text:style-name="T6">Single Button Press</text:span></text:p>
          </draw:text-box>
        </draw:frame>
        <draw:frame draw:style-name="gr26" draw:text-style-name="P6" draw:layer="layout" svg:width="7.017cm" svg:height="1.207cm" svg:x="21.083cm" svg:y="16.3cm">
          <draw:text-box>
            <text:p><text:span text:style-name="T6">Button Press + 2 Second Hold </text:span></text:p>
            <text:p><text:span text:style-name="T7">Clock will flash after 2 seconds</text:span></text:p>
          </draw:text-box>
        </draw:frame>
        <draw:frame draw:style-name="gr27" draw:text-style-name="P6" draw:layer="layout" svg:width="6.403cm" svg:height="0.729cm" svg:x="20.997cm" svg:y="17.7cm">
          <draw:text-box>
            <text:p><text:span text:style-name="T6">Turn rotary encode</text:span></text:p>
          </draw:text-box>
        </draw:frame>
        <draw:connector draw:style-name="gr17" draw:text-style-name="P1" draw:layer="layout" svg:x1="7.8cm" svg:y1="5.35cm" svg:x2="11.8cm" svg:y2="3.7cm" draw:start-shape="id1" draw:start-glue-point="7" draw:end-shape="id17" draw:end-glue-point="5" svg:d="M7800 5350h2001v-1650h1999" svg:viewBox="0 0 4001 1651">
          <text:p/>
        </draw:connector>
        <draw:connector draw:style-name="gr17" draw:text-style-name="P1" draw:layer="layout" svg:x1="7.7cm" svg:y1="9.75cm" svg:x2="11.7cm" svg:y2="9.75cm" draw:start-shape="id2" draw:start-glue-point="7" draw:end-shape="id18" draw:end-glue-point="5" svg:d="M7700 9750h4000" svg:viewBox="0 0 4001 1">
          <text:p/>
        </draw:connector>
        <draw:connector draw:style-name="gr28" draw:text-style-name="P1" draw:layer="layout" svg:x1="7.7cm" svg:y1="15.25cm" svg:x2="8.9cm" svg:y2="15.25cm" draw:start-shape="id3" draw:start-glue-point="7" draw:end-shape="id19" draw:end-glue-point="5" svg:d="M7700 15250h1200" svg:viewBox="0 0 1201 1">
          <text:p/>
        </draw:connector>
        <draw:custom-shape draw:style-name="gr29" draw:text-style-name="P2" xml:id="id5" draw:id="id5" draw:layer="layout" svg:width="3.1cm" svg:height="0.9cm" svg:x="15cm" svg:y="14.8cm">
          <text:p text:style-name="P1"><text:span text:style-name="T2">Start 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13.422cm" svg:y1="15.25cm" svg:x2="15cm" svg:y2="15.25cm" draw:start-shape="id19" draw:start-glue-point="7" draw:end-shape="id5" svg:d="M13422 15250h1578" svg:viewBox="0 0 157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gan </meta:initial-creator>
    <meta:creation-date>2013-10-17T10:05:19</meta:creation-date>
    <dc:date>2014-12-17T15:08:12.243123570</dc:date>
    <meta:editing-duration>PT5H49M5S</meta:editing-duration>
    <meta:editing-cycles>5</meta:editing-cycles>
    <meta:generator>LibreOffice/4.3.3.2$Linux_X86_64 LibreOffice_project/430m0$Build-2</meta:generator>
    <meta:print-date>2014-12-17T15:07:13.232553798</meta:print-date>
    <meta:document-statistic meta:object-count="50"/>
  </office:meta>
</office:document-meta>
</file>